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ategory_relcov_demon" table:style-name="ta1">
        <table:shapes>
          <draw:frame draw:z-index="0" draw:style-name="gr1" draw:text-style-name="P1" svg:width="46.797cm" svg:height="21.515cm" svg:x="0.027cm" svg:y="4.489cm">
            <draw:object draw:notify-on-update-of-ranges="category_relcov_demon.A2:category_relcov_demon.A8 category_relcov_demon.B1:category_relcov_demon.B1 category_relcov_demon.B2:category_relcov_demon.B8 category_relcov_demon.C1:category_relcov_demon.C1 category_relcov_demon.C2:category_relcov_demon.C8 category_relcov_demon.D1:category_relcov_demon.D1 category_relcov_demon.D2:category_relcov_demon.D8 category_relcov_demon.E1:category_relcov_demon.E1 category_relcov_demon.E2:category_relcov_demon.E8 category_relcov_demon.F1:category_relcov_demon.F1 category_relcov_demon.F2:category_relcov_demon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iddle_cla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Informal_sector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The Hindu</text:p>
          </table:table-cell>
          <table:table-cell office:value-type="float" office:value="0.49669731055854" calcext:value-type="float">
            <text:p>0.4966973106</text:p>
          </table:table-cell>
          <table:table-cell office:value-type="float" office:value="0.480043007502897" calcext:value-type="float">
            <text:p>0.4800430075</text:p>
          </table:table-cell>
          <table:table-cell office:value-type="float" office:value="0.148276187540329" calcext:value-type="float">
            <text:p>0.1482761875</text:p>
          </table:table-cell>
          <table:table-cell office:value-type="float" office:value="0.279542492479843" calcext:value-type="float">
            <text:p>0.2795424925</text:p>
          </table:table-cell>
          <table:table-cell office:value-type="float" office:value="0.700697133855059" calcext:value-type="float">
            <text:p>0.7006971339</text:p>
          </table:table-cell>
        </table:table-row>
        <table:table-row table:style-name="ro1">
          <table:table-cell office:value-type="string" calcext:value-type="string">
            <text:p>Hindustan Times</text:p>
          </table:table-cell>
          <table:table-cell office:value-type="float" office:value="0.434272392132997" calcext:value-type="float">
            <text:p>0.4342723921</text:p>
          </table:table-cell>
          <table:table-cell office:value-type="float" office:value="0.430139374234223" calcext:value-type="float">
            <text:p>0.4301393742</text:p>
          </table:table-cell>
          <table:table-cell office:value-type="float" office:value="0.216361239861164" calcext:value-type="float">
            <text:p>0.2163612399</text:p>
          </table:table-cell>
          <table:table-cell office:value-type="float" office:value="0.269622871019339" calcext:value-type="float">
            <text:p>0.269622871</text:p>
          </table:table-cell>
          <table:table-cell office:value-type="float" office:value="0.648450345457818" calcext:value-type="float">
            <text:p>0.6484503455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0.51528248289702" calcext:value-type="float">
            <text:p>0.5152824829</text:p>
          </table:table-cell>
          <table:table-cell office:value-type="float" office:value="0.510730508573064" calcext:value-type="float">
            <text:p>0.5107305086</text:p>
          </table:table-cell>
          <table:table-cell office:value-type="float" office:value="0.13439553602546" calcext:value-type="float">
            <text:p>0.134395536</text:p>
          </table:table-cell>
          <table:table-cell office:value-type="float" office:value="0.268167839974959" calcext:value-type="float">
            <text:p>0.26816784</text:p>
          </table:table-cell>
          <table:table-cell office:value-type="float" office:value="0.676599463890104" calcext:value-type="float">
            <text:p>0.6765994639</text:p>
          </table:table-cell>
        </table:table-row>
        <table:table-row table:style-name="ro1">
          <table:table-cell office:value-type="string" calcext:value-type="string">
            <text:p>Telegraph</text:p>
          </table:table-cell>
          <table:table-cell office:value-type="float" office:value="0.458167329172322" calcext:value-type="float">
            <text:p>0.4581673292</text:p>
          </table:table-cell>
          <table:table-cell office:value-type="float" office:value="0.450593875282224" calcext:value-type="float">
            <text:p>0.4505938753</text:p>
          </table:table-cell>
          <table:table-cell office:value-type="float" office:value="0.149209016221599" calcext:value-type="float">
            <text:p>0.1492090162</text:p>
          </table:table-cell>
          <table:table-cell office:value-type="float" office:value="0.223039709164865" calcext:value-type="float">
            <text:p>0.2230397092</text:p>
          </table:table-cell>
          <table:table-cell office:value-type="float" office:value="0.703730593709073" calcext:value-type="float">
            <text:p>0.7037305937</text:p>
          </table:table-cell>
        </table:table-row>
        <table:table-row table:style-name="ro1">
          <table:table-cell office:value-type="string" calcext:value-type="string">
            <text:p>New Indian Express</text:p>
          </table:table-cell>
          <table:table-cell office:value-type="float" office:value="0.369579999349683" calcext:value-type="float">
            <text:p>0.3695799993</text:p>
          </table:table-cell>
          <table:table-cell office:value-type="float" office:value="0.364899760139274" calcext:value-type="float">
            <text:p>0.3648997601</text:p>
          </table:table-cell>
          <table:table-cell office:value-type="float" office:value="0.194064484886361" calcext:value-type="float">
            <text:p>0.1940644849</text:p>
          </table:table-cell>
          <table:table-cell office:value-type="float" office:value="0.204065464452289" calcext:value-type="float">
            <text:p>0.2040654645</text:p>
          </table:table-cell>
          <table:table-cell office:value-type="float" office:value="0.662376140637037" calcext:value-type="float">
            <text:p>0.6623761406</text:p>
          </table:table-cell>
        </table:table-row>
        <table:table-row table:style-name="ro1">
          <table:table-cell office:value-type="string" calcext:value-type="string">
            <text:p>Indian Express</text:p>
          </table:table-cell>
          <table:table-cell office:value-type="float" office:value="0.217229357028571" calcext:value-type="float">
            <text:p>0.217229357</text:p>
          </table:table-cell>
          <table:table-cell office:value-type="float" office:value="0.214614592027405" calcext:value-type="float">
            <text:p>0.214614592</text:p>
          </table:table-cell>
          <table:table-cell office:value-type="float" office:value="0.0826263464397806" calcext:value-type="float">
            <text:p>0.0826263464</text:p>
          </table:table-cell>
          <table:table-cell office:value-type="float" office:value="0.110412532664241" calcext:value-type="float">
            <text:p>0.1104125327</text:p>
          </table:table-cell>
          <table:table-cell office:value-type="float" office:value="0.795337739395522" calcext:value-type="float">
            <text:p>0.7953377394</text:p>
          </table:table-cell>
        </table:table-row>
        <table:table-row table:style-name="ro1">
          <table:table-cell office:value-type="string" calcext:value-type="string">
            <text:p>Deccan Herald</text:p>
          </table:table-cell>
          <table:table-cell office:value-type="float" office:value="0.321769641436822" calcext:value-type="float">
            <text:p>0.3217696414</text:p>
          </table:table-cell>
          <table:table-cell office:value-type="float" office:value="0.325615512730365" calcext:value-type="float">
            <text:p>0.3256155127</text:p>
          </table:table-cell>
          <table:table-cell office:value-type="float" office:value="0.244954937506579" calcext:value-type="float">
            <text:p>0.2449549375</text:p>
          </table:table-cell>
          <table:table-cell office:value-type="float" office:value="0.200026650460134" calcext:value-type="float">
            <text:p>0.2000266505</text:p>
          </table:table-cell>
          <table:table-cell office:value-type="float" office:value="0.663845788607151" calcext:value-type="float">
            <text:p>0.6638457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8:41:55.34607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8:42:52.077026113</dc:date>
    <meta:editing-duration>PT8M50S</meta:editing-duration>
    <meta:editing-cycles>7</meta:editing-cycles>
    <meta:generator>LibreOffice/4.2.8.2$Linux_X86_64 LibreOffice_project/4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798cm" svg:height="21.516cm" xlink:href=".." xlink:type="simple" chart:class="chart:bar" chart:style-name="ch1">
        <chart:legend chart:legend-position="end" svg:x="40.57cm" svg:y="8.282cm" style:legend-expansion="high" chart:style-name="ch2"/>
        <chart:plot-area chart:style-name="ch3" table:cell-range-address="category_relcov_demon.A2:category_relcov_demon.F8 category_relcov_demon.B1:category_relcov_demon.F1" chart:data-source-has-labels="both" svg:x="2.63cm" svg:y="0.43cm" svg:width="37.005cm" svg:height="20.656cm">
          <chartooo:coordinate-region svg:x="3.595cm" svg:y="0.736cm" svg:width="36.04cm" svg:height="18.459cm"/>
          <chart:axis chart:dimension="x" chart:name="primary-x" chart:style-name="ch4" chartooo:axis-type="auto">
            <chartooo:date-scale/>
            <chart:categories table:cell-range-address="category_relcov_demon.A2:category_relcov_demon.A8"/>
          </chart:axis>
          <chart:axis chart:dimension="y" chart:name="primary-y" chart:style-name="ch5">
            <chart:title svg:x="1.213cm" svg:y="10.21cm" chart:style-name="ch6">
              <text:p>Constituencies</text:p>
            </chart:title>
            <chart:grid chart:style-name="ch7" chart:class="major"/>
          </chart:axis>
          <chart:series chart:style-name="ch8" chart:values-cell-range-address="category_relcov_demon.B2:category_relcov_demon.B8" chart:label-cell-address="category_relcov_demon.B1:category_relcov_demon.B1" chart:class="chart:bar">
            <chart:data-point chart:repeated="7"/>
          </chart:series>
          <chart:series chart:style-name="ch9" chart:values-cell-range-address="category_relcov_demon.C2:category_relcov_demon.C8" chart:label-cell-address="category_relcov_demon.C1:category_relcov_demon.C1" chart:class="chart:bar">
            <chart:data-point chart:repeated="7"/>
          </chart:series>
          <chart:series chart:style-name="ch10" chart:values-cell-range-address="category_relcov_demon.D2:category_relcov_demon.D8" chart:label-cell-address="category_relcov_demon.D1:category_relcov_demon.D1" chart:class="chart:bar">
            <chart:data-point chart:repeated="7"/>
          </chart:series>
          <chart:series chart:style-name="ch11" chart:values-cell-range-address="category_relcov_demon.E2:category_relcov_demon.E8" chart:label-cell-address="category_relcov_demon.E1:category_relcov_demon.E1" chart:class="chart:bar">
            <chart:data-point chart:repeated="7"/>
          </chart:series>
          <chart:series chart:style-name="ch12" chart:values-cell-range-address="category_relcov_demon.F2:category_relcov_demon.F8" chart:label-cell-address="category_relcov_demon.F1:category_relcov_demon.F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category_relcov_demon.B1:category_relcov_demon.B1</svg:desc>
                </draw:g>
              </table:table-cell>
              <table:table-cell office:value-type="string">
                <text:p>Middle_class</text:p>
                <draw:g>
                  <svg:desc>category_relcov_demon.C1:category_relcov_demon.C1</svg:desc>
                </draw:g>
              </table:table-cell>
              <table:table-cell office:value-type="string">
                <text:p>Corporate</text:p>
                <draw:g>
                  <svg:desc>category_relcov_demon.D1:category_relcov_demon.D1</svg:desc>
                </draw:g>
              </table:table-cell>
              <table:table-cell office:value-type="string">
                <text:p>Informal_sector</text:p>
                <draw:g>
                  <svg:desc>category_relcov_demon.E1:category_relcov_demon.E1</svg:desc>
                </draw:g>
              </table:table-cell>
              <table:table-cell office:value-type="string">
                <text:p>Government</text:p>
                <draw:g>
                  <svg:desc>category_relcov_demon.F1:category_relcov_dem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e Hindu</text:p>
                <draw:g>
                  <svg:desc>category_relcov_demon.A2:category_relcov_demon.A8</svg:desc>
                </draw:g>
              </table:table-cell>
              <table:table-cell office:value-type="float" office:value="0.49669731055854">
                <text:p>0.49669731055854</text:p>
                <draw:g>
                  <svg:desc>category_relcov_demon.B2:category_relcov_demon.B8</svg:desc>
                </draw:g>
              </table:table-cell>
              <table:table-cell office:value-type="float" office:value="0.480043007502897">
                <text:p>0.480043007502897</text:p>
                <draw:g>
                  <svg:desc>category_relcov_demon.C2:category_relcov_demon.C8</svg:desc>
                </draw:g>
              </table:table-cell>
              <table:table-cell office:value-type="float" office:value="0.148276187540329">
                <text:p>0.148276187540329</text:p>
                <draw:g>
                  <svg:desc>category_relcov_demon.D2:category_relcov_demon.D8</svg:desc>
                </draw:g>
              </table:table-cell>
              <table:table-cell office:value-type="float" office:value="0.279542492479843">
                <text:p>0.279542492479843</text:p>
                <draw:g>
                  <svg:desc>category_relcov_demon.E2:category_relcov_demon.E8</svg:desc>
                </draw:g>
              </table:table-cell>
              <table:table-cell office:value-type="float" office:value="0.700697133855059">
                <text:p>0.700697133855059</text:p>
                <draw:g>
                  <svg:desc>category_relcov_demon.F2:category_relcov_demon.F8</svg:desc>
                </draw:g>
              </table:table-cell>
            </table:table-row>
            <table:table-row>
              <table:table-cell office:value-type="string">
                <text:p>Hindustan Times</text:p>
              </table:table-cell>
              <table:table-cell office:value-type="float" office:value="0.434272392132997">
                <text:p>0.434272392132997</text:p>
              </table:table-cell>
              <table:table-cell office:value-type="float" office:value="0.430139374234223">
                <text:p>0.430139374234223</text:p>
              </table:table-cell>
              <table:table-cell office:value-type="float" office:value="0.216361239861164">
                <text:p>0.216361239861164</text:p>
              </table:table-cell>
              <table:table-cell office:value-type="float" office:value="0.269622871019339">
                <text:p>0.269622871019339</text:p>
              </table:table-cell>
              <table:table-cell office:value-type="float" office:value="0.648450345457818">
                <text:p>0.648450345457818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51528248289702">
                <text:p>0.51528248289702</text:p>
              </table:table-cell>
              <table:table-cell office:value-type="float" office:value="0.510730508573064">
                <text:p>0.510730508573064</text:p>
              </table:table-cell>
              <table:table-cell office:value-type="float" office:value="0.13439553602546">
                <text:p>0.13439553602546</text:p>
              </table:table-cell>
              <table:table-cell office:value-type="float" office:value="0.268167839974959">
                <text:p>0.268167839974959</text:p>
              </table:table-cell>
              <table:table-cell office:value-type="float" office:value="0.676599463890104">
                <text:p>0.676599463890104</text:p>
              </table:table-cell>
            </table:table-row>
            <table:table-row>
              <table:table-cell office:value-type="string">
                <text:p>Telegraph</text:p>
              </table:table-cell>
              <table:table-cell office:value-type="float" office:value="0.458167329172322">
                <text:p>0.458167329172322</text:p>
              </table:table-cell>
              <table:table-cell office:value-type="float" office:value="0.450593875282224">
                <text:p>0.450593875282224</text:p>
              </table:table-cell>
              <table:table-cell office:value-type="float" office:value="0.149209016221599">
                <text:p>0.149209016221599</text:p>
              </table:table-cell>
              <table:table-cell office:value-type="float" office:value="0.223039709164865">
                <text:p>0.223039709164865</text:p>
              </table:table-cell>
              <table:table-cell office:value-type="float" office:value="0.703730593709073">
                <text:p>0.703730593709073</text:p>
              </table:table-cell>
            </table:table-row>
            <table:table-row>
              <table:table-cell office:value-type="string">
                <text:p>New Indian Express</text:p>
              </table:table-cell>
              <table:table-cell office:value-type="float" office:value="0.369579999349683">
                <text:p>0.369579999349683</text:p>
              </table:table-cell>
              <table:table-cell office:value-type="float" office:value="0.364899760139274">
                <text:p>0.364899760139274</text:p>
              </table:table-cell>
              <table:table-cell office:value-type="float" office:value="0.194064484886361">
                <text:p>0.194064484886361</text:p>
              </table:table-cell>
              <table:table-cell office:value-type="float" office:value="0.204065464452289">
                <text:p>0.204065464452289</text:p>
              </table:table-cell>
              <table:table-cell office:value-type="float" office:value="0.662376140637037">
                <text:p>0.662376140637037</text:p>
              </table:table-cell>
            </table:table-row>
            <table:table-row>
              <table:table-cell office:value-type="string">
                <text:p>Indian Express</text:p>
              </table:table-cell>
              <table:table-cell office:value-type="float" office:value="0.217229357028571">
                <text:p>0.217229357028571</text:p>
              </table:table-cell>
              <table:table-cell office:value-type="float" office:value="0.214614592027405">
                <text:p>0.214614592027405</text:p>
              </table:table-cell>
              <table:table-cell office:value-type="float" office:value="0.0826263464397806">
                <text:p>0.0826263464397806</text:p>
              </table:table-cell>
              <table:table-cell office:value-type="float" office:value="0.110412532664241">
                <text:p>0.110412532664241</text:p>
              </table:table-cell>
              <table:table-cell office:value-type="float" office:value="0.795337739395522">
                <text:p>0.795337739395522</text:p>
              </table:table-cell>
            </table:table-row>
            <table:table-row>
              <table:table-cell office:value-type="string">
                <text:p>Deccan Herald</text:p>
              </table:table-cell>
              <table:table-cell office:value-type="float" office:value="0.321769641436822">
                <text:p>0.321769641436822</text:p>
              </table:table-cell>
              <table:table-cell office:value-type="float" office:value="0.325615512730365">
                <text:p>0.325615512730365</text:p>
              </table:table-cell>
              <table:table-cell office:value-type="float" office:value="0.244954937506579">
                <text:p>0.244954937506579</text:p>
              </table:table-cell>
              <table:table-cell office:value-type="float" office:value="0.200026650460134">
                <text:p>0.200026650460134</text:p>
              </table:table-cell>
              <table:table-cell office:value-type="float" office:value="0.663845788607151">
                <text:p>0.663845788607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